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580000001F049D9636.png" manifest:media-type=""/>
  <manifest:file-entry manifest:full-path="Pictures/100002010000002000000020D1D59AF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WenQuanYi Micro Hei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WenQuanYi Micro He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WenQuanYi Micro Hei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WenQuanYi Micro Hei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WenQuanYi Micro Hei" fo:font-size="16pt" fo:font-weight="bold" officeooo:paragraph-rsid="001637d6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WenQuanYi Micro Hei" fo:font-size="12pt" fo:font-weight="bold" officeooo:paragraph-rsid="001303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bold" officeooo:paragraph-rsid="0013030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bold" officeooo:paragraph-rsid="00147a1e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WenQuanYi Micro Hei" fo:font-size="12pt" fo:font-weight="normal" officeooo:paragraph-rsid="00147a1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fo:font-weight="bold" officeooo:rsid="00147a1e" style:font-weight-asian="bold" style:font-weight-complex="bold"/>
    </style:style>
    <style:style style:name="T2" style:family="text">
      <style:text-properties fo:font-weight="bold" officeooo:rsid="001637d6" style:font-weight-asian="bold" style:font-weight-complex="bold"/>
    </style:style>
    <style:style style:name="T3" style:family="text">
      <style:text-properties officeooo:rsid="00130307"/>
    </style:style>
    <style:style style:name="T4" style:family="text">
      <style:text-properties style:font-name="WenQuanYi Micro Hei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WenQuanYi Micro Hei" fo:font-size="12pt" fo:font-weight="normal" officeooo:rsid="00130307" style:font-size-asian="12pt" style:font-weight-asian="normal" style:font-size-complex="12pt" style:font-weight-complex="normal"/>
    </style:style>
    <style:style style:name="T6" style:family="text">
      <style:text-properties officeooo:rsid="00147a1e"/>
    </style:style>
    <style:style style:name="T7" style:family="text">
      <style:text-properties officeooo:rsid="001637d6"/>
    </style:style>
    <style:style style:name="T8" style:family="text">
      <style:text-properties officeooo:rsid="0016e5b6"/>
    </style:style>
    <style:style style:name="T9" style:family="text">
      <style:text-properties officeooo:rsid="0018af2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"><text:span text:style-name="T7">Um puzzle simples</text:span></text:p>
      <text:p text:style-name="P6"><text:span text:style-name="T3"/></text:p>
      <text:p text:style-name="P7"><text:span text:style-name="T3">Introdução</text:span></text:p>
      <text:p text:style-name="P9"><text:span text:style-name="T6">Puzzle cujo método de resolução é análogo ao acerto de equações químicas. </text:span></text:p>
      <text:p text:style-name="P9"><text:span text:style-name="T6">O programa foi implementado em html5, que necessita de um browser atualizado com javascript para correr.</text:span></text:p>
      <text:p text:style-name="P9"><text:span text:style-name="T6"/></text:p>
      <text:p text:style-name="P8"><text:span text:style-name="T6">Sugestão de exploração</text:span></text:p>
      <text:p text:style-name="P9"><text:span text:style-name="T6">O programa pode ser usado antes da abordagem das equações químicas nas aulas, porque o programa não faz qualquer referência à química. Pode ser usado como trabalho de casa para os alunos resolverem alguns puzzles gradualmente nas semanas que antecedem o estudo das equações químicas. Os puzzles a resolver devem ser selecionados pelo professor porque a dificuldade dos puzzles é crescente.</text:span></text:p>
      <text:p text:style-name="P9"><text:span text:style-name="T6"/></text:p>
      <text:p text:style-name="P9"><draw:frame draw:style-name="fr2" draw:name="graphics1" text:anchor-type="paragraph" svg:x="5.4417in" svg:y="1.1189in" svg:width="0.3335in" svg:height="0.3335in" draw:z-index="1"><draw:image xlink:href="Pictures/100002010000002000000020D1D59AF2.png" xlink:type="simple" xlink:show="embed" xlink:actuate="onLoad"/></draw:frame><text:span text:style-name="T6">Durante a abordagem das equações químicas nas aulas, a analogia entre o processo de resolução do puzzle e o acerto das equações pode ser demonstrado pelo professor </text:span><text:span text:style-name="T7">se o programa estiver no</text:span><text:span text:style-name="T6"> menu inicial e</text:span><text:span text:style-name="T7"> </text:span><text:span text:style-name="T8">premir </text:span><text:span text:style-name="T6">em </text:span><text:span text:style-name="T1">shift+a. </text:span><text:span text:style-name="T7">Surge um novo menu com algumas equações químicas. </text:span><text:span text:style-name="T8">Aí escolhe-se uma das equações e clicar no símbolo <text:s text:c="12"/></text:span><text:span text:style-name="T9"><text:s text:c="2"/>permite explorar a analogia.</text:span></text:p>
      <text:p text:style-name="P4"/>
      <text:p text:style-name="P4"/>
      <text:p text:style-name="P4"/>
      <text:p text:style-name="P3"><text:soft-page-break/>Ficha Técnica</text:p>
      <text:p text:style-name="P2"/>
      <text:p text:style-name="P10"><text:span text:style-name="T4">Material construído em </text:span><text:span text:style-name="T5">Html5</text:span></text:p>
      <text:p text:style-name="P1">Autor: Ricardo Sousa Rodrigues</text:p>
      <text:p text:style-name="P1"/>
      <text:p text:style-name="P1"><draw:frame draw:style-name="fr1" draw:name="graphics10" text:anchor-type="paragraph" svg:width="0.9165in" svg:height="0.3228in" draw:z-index="0"><draw:image xlink:href="Pictures/10000000000000580000001F049D9636.png" xlink:type="simple" xlink:show="embed" xlink:actuate="onLoad"/></draw:frame></text:p>
      <text:p text:style-name="P1">Este trabalho está publicado de acordo com uma licença <text:a xlink:type="simple" xlink:href="http://creativecommons.org/licenses/by-nc/3.0/">Creative Commons Attribution-NonCommercial 3.0 Unported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1-12-01T20:52:32</meta:creation-date>
    <dc:date>2013-12-01T21:25:35</dc:date>
    <dc:creator>ricardo </dc:creator>
    <meta:editing-duration>PT12H49M54S</meta:editing-duration>
    <meta:editing-cycles>52</meta:editing-cycles>
    <meta:generator>LibreOffice/4.0.2.2$Linux_x86 LibreOffice_project/400m0$Build-2</meta:generator>
    <meta:document-statistic meta:table-count="0" meta:image-count="2" meta:object-count="0" meta:page-count="2" meta:paragraph-count="11" meta:word-count="180" meta:character-count="1172" meta:non-whitespace-character-count="988"/>
  </office:meta>
</office:document-meta>
</file>